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 bought a filter from diyrf and I built the k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king at the bandwidth of the 9 MHz QER crystal fil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think BW is usually measured from the 3 dB or 6 dB points, so this is probably sufficiently narrow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-42db</text:p>
          </table:table-cell>
          <table:table-cell office:value-type="float" office:value="8.9975" calcext:value-type="float">
            <text:p>8.99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38db</text:p>
          </table:table-cell>
          <table:table-cell office:value-type="float" office:value="9.001813" calcext:value-type="float">
            <text:p>9.001813</text:p>
          </table:table-cell>
          <table:table-cell table:formula="of:=[.C10]-[.C9]" office:value-type="float" office:value="0.00431299999999979" calcext:value-type="float">
            <text:p>0.0043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-17.22" calcext:value-type="float">
            <text:p>-17.22</text:p>
          </table:table-cell>
          <table:table-cell office:value-type="float" office:value="8.99875" calcext:value-type="float">
            <text:p>8.99875</text:p>
          </table:table-cell>
          <table:table-cell/>
        </table:table-row>
        <table:table-row table:style-name="ro1">
          <table:table-cell/>
          <table:table-cell office:value-type="float" office:value="-18.39" calcext:value-type="float">
            <text:p>-18.39</text:p>
          </table:table-cell>
          <table:table-cell office:value-type="float" office:value="9.001625" calcext:value-type="float">
            <text:p>9.001625</text:p>
          </table:table-cell>
          <table:table-cell table:formula="of:=[.C13]-[.C12]" office:value-type="float" office:value="0.00287500000000129" calcext:value-type="float">
            <text:p>0.002875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1:26:16.791000000</meta:creation-date>
    <dc:date>2026-02-15T12:31:33.489000000</dc:date>
    <meta:editing-duration>PT44M55S</meta:editing-duration>
    <meta:editing-cycles>2</meta:editing-cycles>
    <meta:generator>LibreOffice/7.1.5.2$Windows_X86_64 LibreOffice_project/85f04e9f809797b8199d13c421bd8a2b025d52b5</meta:generator>
    <meta:document-statistic meta:table-count="1" meta:cell-count="13" meta:object-count="0"/>
  </office:meta>
</office:document-meta>
</file>